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STELO QUISPE, GIL AUGUST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4668987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5718793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ASTELO QUISPE, GIL AUGUST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466898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30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9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24</text:p>
          </table:table-cell>
          <table:table-cell table:style-name="Tableau1.D2" office:value-type="string">
            <text:p text:style-name="P12">91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91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4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9T19:22:4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